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ab73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ab73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ab73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ab73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ab73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ab73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ab73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ab73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ab73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ab73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ab73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ab73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ab73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ab73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ab73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ab73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ab73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lejandro Alberto Morantes Espinoz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5/10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2031022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Simòn Alberto  Morantes Lug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868097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21.82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7" meta:non-whitespace-character-count="1008"/>
    <meta:template xlink:type="simple" xlink:actuate="onRequest" xlink:title="Normal" xlink:href=""/>
  </office:meta>
</office:document-meta>
</file>